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5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/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164_phasor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8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1 C21 C4 C6 C8 C14 C23 C1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8" calcext:value-type="currency">
            <text:p>$0.18</text:p>
          </table:table-cell>
          <table:table-cell table:style-name="ce10" table:formula="of:=[.B5]*[.E5]" office:value-type="currency" office:currency="USD" office:value="1.44" calcext:value-type="currency">
            <text:p>$1.44</text:p>
          </table:table-cell>
          <table:table-cell office:value-type="string" calcext:value-type="string">
            <text:p><text:a xlink:href="https://www.mouser.com/ProductDetail/Yageo/CC0805JRNPO9BN511?qs=sGAEpiMZZMs0AnBnWHyRQCF1lTWZ1EBLY%2F2Dn%252BBKCvw%3D" xlink:type="simple">https://www.mouser.com/ProductDetail/Yageo/CC0805JRNPO9BN511?qs=sGAEpiMZZMs0AnBnWHyRQCF1lTWZ1EBLY%2F2Dn%252BBKCv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 C20 C15 C16 C12 C13 C10 C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6]*[.E6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C5 C7 C9 C18 C2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27" calcext:value-type="currency">
            <text:p>$0.27</text:p>
          </table:table-cell>
          <table:table-cell table:style-name="ce10" table:formula="of:=[.B7]*[.E7]" office:value-type="currency" office:currency="USD" office:value="1.62" calcext:value-type="currency">
            <text:p>$1.62</text:p>
          </table:table-cell>
          <table:table-cell office:value-type="string" calcext:value-type="string">
            <text:p><text:a xlink:href="https://www.mouser.com/ProductDetail/Yageo/CC0805FRNPO9BN221?qs=sGAEpiMZZMs0AnBnWHyRQC78fOh4A%252Btz3b8OpDMTYKo%3D" xlink:type="simple">https://www.mouser.com/ProductDetail/Yageo/CC0805FRNPO9BN221?qs=sGAEpiMZZMs0AnBnWHyRQC78fOh4A%252Btz3b8OpDMTYK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3" calcext:value-type="currency">
            <text:p>$0.13</text:p>
          </table:table-cell>
          <table:table-cell table:style-name="ce10" table:formula="of:=[.B8]*[.E8]" office:value-type="currency" office:currency="USD" office:value="0.13" calcext:value-type="currency">
            <text:p>$0.13</text:p>
          </table:table-cell>
          <table:table-cell office:value-type="string" calcext:value-type="string">
            <text:p><text:a xlink:href="https://www.mouser.com/ProductDetail/Yageo/CC0805JRNPO9BN101?qs=sGAEpiMZZMs0AnBnWHyRQMMzfhmH8IQXOMsNa%2F%2FB3t0%3D" xlink:type="simple">https://www.mouser.com/ProductDetail/Yageo/CC0805JRNPO9BN101?qs=sGAEpiMZZMs0AnBnWHyRQMMzfhmH8IQXOMsNa%2F%2FB3t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7" office:value-type="string" calcext:value-type="string">
            <text:p>1206</text:p>
          </table:table-cell>
          <table:table-cell table:style-name="ce10" office:value-type="currency" office:currency="USD" office:value="0.8" calcext:value-type="currency">
            <text:p>$0.80</text:p>
          </table:table-cell>
          <table:table-cell table:style-name="ce10" table:formula="of:=[.B9]*[.E9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Cornell-Dubilier-CDE/FCA1206C224M-H1?qs=%2Fha2pyFadujU5j6rfqIyc%2F2n%2FowCfHVmA3%2F0NSgeiqeRm%252BOAEx5Qug%3D%3D" xlink:type="simple">https://www.mouser.com/ProductDetail/Cornell-Dubilier-CDE/FCA1206C224M-H1?qs=%2Fha2pyFadujU5j6rfqIyc%2F2n%2FowCfHVmA3%2F0NSgeiqeRm%252BOAEx5Qu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4" calcext:value-type="currency">
            <text:p>$0.14</text:p>
          </table:table-cell>
          <table:table-cell table:style-name="ce10" table:formula="of:=[.B10]*[.E10]" office:value-type="currency" office:currency="USD" office:value="0.14" calcext:value-type="currency">
            <text:p>$0.14</text:p>
          </table:table-cell>
          <table:table-cell office:value-type="string" calcext:value-type="string">
            <text:p><text:a xlink:href="https://www.mouser.com/ProductDetail/Yageo/CC0805JRNPO9BN471?qs=%2Fha2pyFaduiCb%252BBnK5wFkH30tPkTWE1TWORfKye9aWTLqE7DHyb5Pw%3D%3D" xlink:type="simple">https://www.mouser.com/ProductDetail/Yageo/CC0805JRNPO9BN471?qs=%2Fha2pyFaduiCb%252BBnK5wFkH30tPkTWE1TWORfKye9aWTLqE7DHyb5P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8ZFILM</text:p>
          </table:table-cell>
          <table:table-cell office:value-type="string" calcext:value-type="string">
            <text:p>SOD-123</text:p>
          </table:table-cell>
          <table:table-cell table:style-name="ce10" office:value-type="currency" office:currency="USD" office:value="0.45" calcext:value-type="currency">
            <text:p>$0.45</text:p>
          </table:table-cell>
          <table:table-cell table:style-name="ce10" table:formula="of:=[.B11]*[.E11]" office:value-type="currency" office:currency="USD" office:value="0.45" calcext:value-type="currency">
            <text:p>$0.45</text:p>
          </table:table-cell>
          <table:table-cell office:value-type="string" calcext:value-type="string">
            <text:p><text:a xlink:href="https://www.mouser.com/ProductDetail/STMicroelectronics/BAT48ZFILM?qs=%2Fha2pyFaduhSME0dvOnakLondvIf2GQlq4QvRVEHp6w%3D" xlink:type="simple">https://www.mouser.com/ProductDetail/STMicroelectronics/BAT48ZFILM?qs=%2Fha2pyFaduhSME0dvOnakLondvIf2GQlq4QvRVEHp6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PinHeader_2.54mm</text:p>
          </table:table-cell>
          <table:table-cell table:style-name="ce10" office:value-type="currency" office:currency="USD" office:value="2.78" calcext:value-type="currency">
            <text:p>$2.78</text:p>
          </table:table-cell>
          <table:table-cell table:style-name="ce10" table:formula="of:=[.B12]*[.E12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R13 R25 R24 R44 R4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3]*[.E13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R15 R27 R26 R46 R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4]*[.E14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2002ELF?qs=%2Fha2pyFaduhahI5VuYfWYdfmjnzCmfo8CJfmmgroUR0KfwAMWFWWTA%3D%3D" xlink:type="simple">https://www.mouser.com/ProductDetail/Bourns/CR0805-FX-2002ELF?qs=%2Fha2pyFaduhahI5VuYfWYdfmjnzCmfo8CJfmmgroUR0KfwAMWFWWT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33 R10 R18 R22 R29 R38 R32 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510" calcext:value-type="float">
            <text:p>510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5]*[.E1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5100ELF?qs=%2Fha2pyFaduhahI5VuYfWYVaGLtO%2Fu7%2F16%2F85hBr4Rs6JDUb4bMlm7A%3D%3D" xlink:type="simple">https://www.mouser.com/ProductDetail/Bourns/CR0805-FX-5100ELF?qs=%2Fha2pyFaduhahI5VuYfWYVaGLtO%2Fu7%2F16%2F85hBr4Rs6JDUb4bMlm7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R1 R9 R12 R19 R17 R21 R23 R30 R28 R37 R39 R41 R5 R4 R36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6]*[.E16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s://www.mouser.com/ProductDetail/Bourns/CR0805-FX-3002ELF?qs=%2Fha2pyFaduhahI5VuYfWYUl%2FLI3x%2F1g7WKPbUV1A0im4RrgQnAkSsg%3D%3D" xlink:type="simple">https://www.mouser.com/ProductDetail/Bourns/CR0805-FX-3002ELF?qs=%2Fha2pyFaduhahI5VuYfWYUl%2FLI3x%2F1g7WKPbUV1A0im4RrgQnAkSs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3ELF?qs=%2Fha2pyFaduhahI5VuYfWYfITqz1W1M87iDdIK%2Ffm8cnG7SqxBm73tw%3D%3D" xlink:type="simple">https://www.mouser.com/ProductDetail/Bourns/CR0805-FX-2703ELF?qs=%2Fha2pyFaduhahI5VuYfWYfITqz1W1M87iDdIK%2Ffm8cnG7SqxBm73t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20 R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1]*[.E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502ELF?qs=%2Fha2pyFaduhahI5VuYfWYWAyuosezDx9AKNMQS7uqxO%2FTE9pfOYeuw%3D%3D" xlink:type="simple">https://www.mouser.com/ProductDetail/Bourns/CR0805-FX-1502ELF?qs=%2Fha2pyFaduhahI5VuYfWYWAyuosezDx9AKNMQS7uqxO%2FTE9pfOYeu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%2Fha2pyFaduhahI5VuYfWYdPIhqftCrZhVDwnNYoEevbPC0uFeaEI7w%3D%3D" xlink:type="simple">https://www.mouser.com/ProductDetail/Bourns/CR0805-FX-1003ELF?qs=%2Fha2pyFaduhahI5VuYfWYdPIhqftCrZhVDwnNYoEevbPC0uFeaEI7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3ELF?qs=%2Fha2pyFaduhahI5VuYfWYezIsYzNMghB0LXfuP9hzDJg1NRG19YIkQ%3D%3D" xlink:type="simple">https://www.mouser.com/ProductDetail/Bourns/CR0805-FX-3303ELF?qs=%2Fha2pyFaduhahI5VuYfWYezIsYzNMghB0LXfuP9hzDJg1NRG19YIk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24]*[.E24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25]*[.E25]" office:value-type="currency" office:currency="USD" office:value="9.66" calcext:value-type="currency">
            <text:p>$9.66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U3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  <table:table-cell table:style-name="ce10" office:value-type="currency" office:currency="USD" office:value="0.6" calcext:value-type="currency">
            <text:p>$0.60</text:p>
          </table:table-cell>
          <table:table-cell table:style-name="ce10" table:formula="of:=[.B26]*[.E26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mouser.com/ProductDetail/STMicroelectronics/TL074IYDT?qs=sGAEpiMZZMtCHixnSjNA6MwGZXv2d82SOAp3Itzooz0%3D" xlink:type="simple">https://www.mouser.com/ProductDetail/STMicroelectronics/TL074IYDT?qs=sGAEpiMZZMtCHixnSjNA6MwGZXv2d82SOAp3Itzooz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0" office:value-type="currency" office:currency="USD" office:value="0.59" calcext:value-type="currency">
            <text:p>$0.59</text:p>
          </table:table-cell>
          <table:table-cell table:style-name="ce10" table:formula="of:=[.B27]*[.E27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Mouser total:</text:p>
          </table:table-cell>
          <table:table-cell/>
          <table:table-cell table:style-name="ce10" table:formula="of:=SUM([.F5:.F27])" office:value-type="currency" office:currency="USD" office:value="29.64" calcext:value-type="currency">
            <text:p>$29.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: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6604f1b034" xlink:type="simple">https://www.mouser.com/ProjectManager/ProjectDetail.aspx?AccessID=6604f1b034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Non-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2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164</text:p>
          </table:table-cell>
          <table:table-cell office:value-type="string" calcext:value-type="string">
            <text:p>SOIC-16</text:p>
          </table:table-cell>
          <table:table-cell table:style-name="ce10" office:value-type="currency" office:currency="USD" office:value="3.95" calcext:value-type="currency">
            <text:p>$3.95</text:p>
          </table:table-cell>
          <table:table-cell table:style-name="ce10" table:formula="of:=[.B35]*[.E35]" office:value-type="currency" office:currency="USD" office:value="7.9" calcext:value-type="currency">
            <text:p>$7.90</text:p>
          </table:table-cell>
          <table:table-cell office:value-type="string" calcext:value-type="string">
            <text:p><text:a xlink:href="http://smallbear-electronics.mybigcommerce.com/ic-v2164m/" xlink:type="simple">http://smallbear-electronics.mybigcommerce.com/ic-v2164m/</text:a>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6:33:20.45517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1T16:43:03.692000551</dc:date>
    <meta:editing-duration>PT33M31S</meta:editing-duration>
    <meta:editing-cycles>8</meta:editing-cycles>
    <meta:document-statistic meta:table-count="1" meta:cell-count="181" meta:object-count="0"/>
  </office:meta>
</office:document-meta>
</file>